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Cambria" svg:font-family="Cambria"/>
    <style:font-face style:name="Times" svg:font-family="Times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a" style:font-name="Calibri" fo:font-size="11pt"/>
    </style:style>
    <style:style style:name="P2" style:family="paragraph" style:parent-style-name="Standard">
      <style:text-properties fo:color="#00000a" style:font-name="Cambria" fo:font-size="12pt"/>
    </style:style>
    <style:style style:name="P3" style:family="paragraph" style:parent-style-name="Standard">
      <style:paragraph-properties fo:margin-top="0in" fo:margin-bottom="0.139in" loext:contextual-spacing="false"/>
      <style:text-properties fo:color="#00000a" style:font-name="Calibri" fo:font-size="11pt"/>
    </style:style>
    <style:style style:name="P4" style:family="paragraph" style:parent-style-name="Standard">
      <style:paragraph-properties fo:margin-left="0.5626in" fo:margin-right="0in" fo:text-indent="-0.3126in" style:auto-text-indent="false"/>
      <style:text-properties fo:color="#00000a" style:font-name="Calibri" fo:font-size="11pt"/>
    </style:style>
    <style:style style:name="P5" style:family="paragraph" style:parent-style-name="Standard">
      <style:text-properties fo:color="#00000a" style:font-name="Calibri" fo:font-size="11pt" fo:font-weight="bold"/>
    </style:style>
    <style:style style:name="P6" style:family="paragraph" style:parent-style-name="Standard">
      <style:text-properties fo:color="#00000a" style:font-name="Calibri" fo:font-size="11pt" officeooo:paragraph-rsid="000b47d9"/>
    </style:style>
    <style:style style:name="P7" style:family="paragraph" style:parent-style-name="Standard" style:list-style-name="L6">
      <style:text-properties fo:color="#00000a" style:font-name="Calibri" fo:font-size="11pt" officeooo:paragraph-rsid="000b47d9"/>
    </style:style>
    <style:style style:name="P8" style:family="paragraph" style:parent-style-name="Standard" style:list-style-name="L6">
      <style:text-properties fo:color="#00000a" style:font-name="Calibri" fo:font-size="11pt" officeooo:rsid="0013fe17" officeooo:paragraph-rsid="0013fe17"/>
    </style:style>
    <style:style style:name="P9" style:family="paragraph" style:parent-style-name="Standard" style:list-style-name="L3">
      <style:text-properties officeooo:paragraph-rsid="000b47d9"/>
    </style:style>
    <style:style style:name="P10" style:family="paragraph" style:parent-style-name="Standard" style:list-style-name="L4">
      <style:text-properties officeooo:paragraph-rsid="000b47d9"/>
    </style:style>
    <style:style style:name="P11" style:family="paragraph" style:parent-style-name="Standard" style:list-style-name="L5">
      <style:text-properties officeooo:paragraph-rsid="000b47d9"/>
    </style:style>
    <style:style style:name="P12" style:family="paragraph" style:parent-style-name="Standard" style:list-style-name="L4">
      <style:text-properties officeooo:rsid="00113491" officeooo:paragraph-rsid="00113491"/>
    </style:style>
    <style:style style:name="P13" style:family="paragraph" style:parent-style-name="Standard">
      <style:paragraph-properties fo:margin-left="0.5626in" fo:margin-right="0in" fo:text-indent="-0.3126in" style:auto-text-indent="false"/>
      <style:text-properties fo:color="#00000a" style:font-name="Calibri" fo:font-size="11pt"/>
    </style:style>
    <style:style style:name="P14" style:family="paragraph" style:parent-style-name="Standard">
      <style:paragraph-properties fo:margin-left="0.5626in" fo:margin-right="0in" fo:text-indent="-0.3126in" style:auto-text-indent="false"/>
      <style:text-properties fo:color="#00000a" style:font-name="Calibri" fo:font-size="11pt" officeooo:rsid="0013fe17" officeooo:paragraph-rsid="0013fe17"/>
    </style:style>
    <style:style style:name="P15" style:family="paragraph" style:parent-style-name="Standard">
      <style:paragraph-properties fo:margin-left="0.5626in" fo:margin-right="0in" fo:text-indent="-0.3126in" style:auto-text-indent="false"/>
      <style:text-properties fo:color="#00000a" style:font-name="Calibri" fo:font-size="11pt" officeooo:rsid="00157bd0" officeooo:paragraph-rsid="00157bd0"/>
    </style:style>
    <style:style style:name="P16" style:family="paragraph" style:parent-style-name="Standard">
      <style:paragraph-properties fo:margin-left="0.5626in" fo:margin-right="0in" fo:text-indent="-0.3126in" style:auto-text-indent="false"/>
      <style:text-properties fo:color="#00000a" style:font-name="Calibri" fo:font-size="11pt" officeooo:rsid="0015b2ed" officeooo:paragraph-rsid="0015b2ed"/>
    </style:style>
    <style:style style:name="T1" style:family="text">
      <style:text-properties fo:font-weight="bold"/>
    </style:style>
    <style:style style:name="T2" style:family="text">
      <style:text-properties fo:font-weight="bold" officeooo:rsid="000bf799"/>
    </style:style>
    <style:style style:name="T3" style:family="text">
      <style:text-properties officeooo:rsid="000b47d9"/>
    </style:style>
    <style:style style:name="T4" style:family="text">
      <style:text-properties fo:color="#00000a" style:font-name="Calibri" fo:font-size="11pt"/>
    </style:style>
    <style:style style:name="T5" style:family="text">
      <style:text-properties fo:color="#00000a" style:font-name="Calibri" fo:font-size="11pt" officeooo:rsid="000b47d9"/>
    </style:style>
    <style:style style:name="T6" style:family="text">
      <style:text-properties fo:color="#00000a" style:font-name="Calibri" fo:font-size="11pt" officeooo:rsid="00113491"/>
    </style:style>
    <style:style style:name="T7" style:family="text">
      <style:text-properties officeooo:rsid="000bf799"/>
    </style:style>
    <style:style style:name="T8" style:family="text">
      <style:text-properties officeooo:rsid="000fb6f7"/>
    </style:style>
    <style:style style:name="T9" style:family="text">
      <style:text-properties officeooo:rsid="0012d417"/>
    </style:style>
    <style:style style:name="T10" style:family="text">
      <style:text-properties officeooo:rsid="0013fe17"/>
    </style:style>
    <style:style style:name="T11" style:family="text">
      <style:text-properties officeooo:rsid="00157bd0"/>
    </style:style>
    <style:style style:name="T12" style:family="text">
      <style:text-properties officeooo:rsid="0015b2ed"/>
    </style:style>
    <text:list-style style:name="L1">
      <text:list-level-style-bullet text:level="1" text:bullet-char="">
        <style:list-level-properties text:space-before="0.25in" text:min-label-width="0.25i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3"><text:span text:style-name="T1">Title</text:span>: <text:span text:style-name="T3">Settings</text:span></text:p>
      <text:p text:style-name="P3"><text:span text:style-name="T1">Description:</text:span> <text:s/>Allows the User to <text:span text:style-name="T8">view the App's version, read the credits, and change between a light and dark theme</text:span>.</text:p>
      <text:p text:style-name="P6"><text:span text:style-name="T1">Pre-conditions:</text:span></text:p>
      <text:list xml:id="list8641066153870800886" text:style-name="L3">
        <text:list-item>
          <text:p text:style-name="P9"><text:span text:style-name="T4">The User has successfully installed the App.</text:span></text:p>
        </text:list-item>
        <text:list-item>
          <text:p text:style-name="P9"><text:span text:style-name="T4">The App is open and displaying the Home Screen.</text:span></text:p>
        </text:list-item>
      </text:list>
      <text:p text:style-name="P2"/>
      <text:p text:style-name="P6"><text:span text:style-name="T1">Post-conditions:</text:span></text:p>
      <text:list xml:id="list1160137917791322752" text:style-name="L4">
        <text:list-item>
          <text:p text:style-name="P10"><text:span text:style-name="T4">The App displays </text:span><text:span text:style-name="T6">Settings Screen</text:span><text:span text:style-name="T4">.</text:span></text:p>
        </text:list-item>
        <text:list-item>
          <text:p text:style-name="P12"><text:span text:style-name="T4">The User changes the theme.</text:span></text:p>
        </text:list-item>
      </text:list>
      <text:p text:style-name="P5"/>
      <text:p text:style-name="P6"><text:span text:style-name="T1">Actors:</text:span></text:p>
      <text:list xml:id="list510154983801694716" text:style-name="L5">
        <text:list-item>
          <text:p text:style-name="P11"><text:span text:style-name="T4">Use</text:span><text:span text:style-name="T5">r</text:span></text:p>
        </text:list-item>
        <text:list-item>
          <text:p text:style-name="P11"><text:span text:style-name="T4">App</text:span></text:p>
        </text:list-item>
      </text:list>
      <text:p text:style-name="P2"/>
      <text:p text:style-name="P6"><text:span text:style-name="T1">Main Success Scenario: <text:s/></text:span></text:p>
      <text:list xml:id="list2971831897027357974" text:style-name="L6">
        <text:list-item>
          <text:p text:style-name="P7">The User presses the <text:span text:style-name="T9">Settings </text:span>Home List Item.</text:p>
        </text:list-item>
        <text:list-item>
          <text:p text:style-name="P7">The App displays the <text:span text:style-name="T9">Settings</text:span> Screen.</text:p>
        </text:list-item>
        <text:list-item>
          <text:p text:style-name="P8">The User presses on the Dark Theme Button</text:p>
        </text:list-item>
        <text:list-item>
          <text:p text:style-name="P8">The App checks what theme it is currently set to.</text:p>
        </text:list-item>
        <text:list-item>
          <text:p text:style-name="P8">The App discovers that it's current theme is light.</text:p>
        </text:list-item>
        <text:list-item>
          <text:p text:style-name="P8">The App sets its current theme to dark.</text:p>
        </text:list-item>
        <text:list-item>
          <text:p text:style-name="P8">The App displays the Settings Screen.</text:p>
        </text:list-item>
      </text:list>
      <text:p text:style-name="P1"/>
      <text:p text:style-name="P1"><text:span text:style-name="T1">Alternate Flow 1</text:span>: </text:p>
      <text:p text:style-name="P4"><text:span text:style-name="T10">5</text:span>A. <text:s text:c="2"/><text:span text:style-name="T10">The App discovers that its current theme is dark.</text:span></text:p>
      <text:p text:style-name="P14">6A. <text:s text:c="2"/>The App sets its current theme to light.</text:p>
      <text:p text:style-name="P14">7A. <text:s text:c="2"/>The App displays the Settings Screen.</text:p>
      <text:p text:style-name="P1"/>
      <text:p text:style-name="P1"><text:span text:style-name="T1">Alternate Flow 2</text:span>: </text:p>
      <text:p text:style-name="P4"><text:span text:style-name="T11">3</text:span>B. <text:s text:c="2"/><text:span text:style-name="T11">The User presses the Credits Button.</text:span></text:p>
      <text:p text:style-name="P15">4B. <text:s text:c="2"/>The App displays a Message <text:span text:style-name="T12">with the Credits</text:span></text:p>
      <text:p text:style-name="P16">5B. <text:s text:c="2"/>The User presses the Message's ok button.</text:p>
      <text:p text:style-name="P16">6B. <text:s text:c="2"/>The App displays the Settings Screen.</text:p>
      <text:p text:style-name="P1"/>
      <text:p text:style-name="P1"><text:span text:style-name="T1">Alternate Flow </text:span><text:span text:style-name="T2">3</text:span>: </text:p>
      <text:p text:style-name="P4">1<text:span text:style-name="T7">C</text:span>. <text:s text:c="2"/>The App receives an interrupt signal from the operating system and loses focus.</text:p>
      <text:p text:style-name="P4">2<text:span text:style-name="T7">C</text:span>. <text:s text:c="2"/>The App regains focus and resumes at the step where it had lost focu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Cambria" svg:font-family="Cambria"/>
    <style:font-face style:name="Times" svg:font-family="Times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Windows_x86 LibreOffice_project/2b9802c1994aa0b7dc6079e128979269cf95bc78</meta:generator>
    <dc:date>2016-02-09T21:54:52.175000000</dc:date>
    <meta:editing-duration>PT16M18S</meta:editing-duration>
    <meta:editing-cycles>10</meta:editing-cycles>
    <meta:document-statistic meta:table-count="0" meta:image-count="0" meta:object-count="0" meta:page-count="1" meta:paragraph-count="31" meta:word-count="219" meta:character-count="1211" meta:non-whitespace-character-count="1012"/>
  </office:meta>
</office:document-meta>
</file>